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82cm" fo:min-width="3.16cm"/>
      <style:paragraph-properties style:writing-mode="lr-tb"/>
    </style:style>
    <style:style style:name="gr2" style:family="graphic" style:parent-style-name="standard">
      <style:graphic-properties svg:stroke-width="0.081cm" svg:stroke-color="#20477a" draw:marker-start-width="0.321cm" draw:marker-end-width="0.321cm" draw:opacity="0%" draw:textarea-horizontal-align="justify" draw:textarea-vertical-align="middle" draw:auto-grow-height="false" fo:min-height="11.527cm" fo:min-width="11.803cm" fo:padding-top="0.165cm" fo:padding-bottom="0.165cm" fo:padding-left="0.29cm" fo:padding-right="0.29cm"/>
    </style:style>
    <style:style style:name="gr3" style:family="graphic" style:parent-style-name="standard">
      <style:graphic-properties draw:textarea-horizontal-align="justify" draw:textarea-vertical-align="middle" draw:auto-grow-height="false" fo:min-height="0.981cm" fo:min-width="3.79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75cm" fo:min-width="2.64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81cm" fo:min-width="3.16cm"/>
      <style:paragraph-properties style:writing-mode="lr-tb"/>
    </style:style>
    <style:style style:name="gr6" style:family="graphic" style:parent-style-name="objectwithoutfill">
      <style:graphic-properties draw:marker-end="Arrowheads_20_10" draw:marker-end-width="0.3cm" draw:fill="none" draw:textarea-vertical-align="middle"/>
    </style:style>
    <style:style style:name="gr7" style:family="graphic" style:parent-style-name="objectwithoutfill">
      <style:graphic-properties draw:marker-end="Arrowheads_20_1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96cm"/>
      <style:paragraph-properties style:writing-mode="lr-tb"/>
    </style:style>
    <style:style style:name="gr9" style:family="graphic" style:parent-style-name="objectwithoutfill">
      <style:graphic-properties draw:marker-end="Arrowheads_20_13" draw:marker-end-width="0.3cm" draw:fill="none" draw:textarea-vertical-align="middle"/>
    </style:style>
    <style:style style:name="gr10" style:family="graphic" style:parent-style-name="objectwithoutfill">
      <style:graphic-properties draw:marker-end="Arrowheads_20_14" draw:marker-end-width="0.3cm" draw:fill="none" draw:textarea-vertical-align="middle"/>
    </style:style>
    <style:style style:name="gr11" style:family="graphic" style:parent-style-name="objectwithoutfill">
      <style:graphic-properties draw:marker-end="Arrowheads_20_1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66cm" svg:height="1.232cm" svg:x="5.762cm" svg:y="1.355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2.383cm" svg:height="11.857cm" svg:x="1.474cm" svg:y="1.0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295cm" svg:height="1.231cm" svg:x="5.445cm" svg:y="11.477cm">
          <text:p text:style-name="P1"><text:span text:style-name="T1">Menu Sce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2" draw:id="id2" draw:layer="layout" svg:width="4.445cm" svg:height="1.873cm" svg:x="9.094cm" svg:y="6.052cm">
          <text:p text:style-name="P3"><text:span text:style-name="T2">_</text:span><text:span text:style-name="T2">_</text:span><text:span text:style-name="T2">a</text:span><text:span text:style-name="T2">p</text:span><text:span text:style-name="T2">p</text:span><text:span text:style-name="T2">-</text:span><text:span text:style-name="T2">O</text:span><text:span text:style-name="T2">b</text:span><text:span text:style-name="T2">j</text:span><text:span text:style-name="T2">e</text:span><text:span text:style-name="T2">c</text:span><text:span text:style-name="T2">t</text:span><text:span text:style-name="T2"><text:line-break/></text:span><text:span text:style-name="T2">v</text:span><text:span text:style-name="T2">o</text:span><text:span text:style-name="T2">r</text:span><text:span text:style-name="T2">h</text:span><text:span text:style-name="T2">a</text:span><text:span text:style-name="T2">n</text:span><text:span text:style-name="T2">d</text:span><text:span text:style-name="T2">e</text:span><text:span text:style-name="T2">n</text:span><text:span text:style-name="T2">?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" draw:id="id3" draw:layer="layout" svg:width="3.66cm" svg:height="1.231cm" svg:x="1.942cm" svg:y="6.365cm">
          <text:p text:style-name="P1"><text:span text:style-name="T1">_prelo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s" svg:x1="7.592cm" svg:y1="2.587cm" svg:x2="11.317cm" svg:y2="6.052cm" draw:start-shape="id1" draw:start-glue-point="6" draw:end-shape="id2" draw:end-glue-point="4" svg:d="M7592 2587v502l3725 2461v502" svg:viewBox="0 0 3726 3466">
          <text:p/>
        </draw:connector>
        <draw:connector draw:style-name="gr7" draw:text-style-name="P4" draw:layer="layout" draw:type="line" svg:x1="9.094cm" svg:y1="6.989cm" svg:x2="5.602cm" svg:y2="6.981cm" draw:start-shape="id2" draw:start-glue-point="6" draw:end-shape="id3" draw:end-glue-point="7" svg:d="M9094 6989l-3492-8" svg:viewBox="0 0 3493 9">
          <text:p/>
        </draw:connector>
        <draw:frame draw:style-name="gr8" draw:text-style-name="P5" draw:layer="layout" svg:width="1.905cm" svg:height="0.962cm" svg:x="6.554cm" svg:y="6.052cm">
          <draw:text-box>
            <text:p>nein</text:p>
          </draw:text-box>
        </draw:frame>
        <draw:frame draw:style-name="gr8" draw:text-style-name="P5" draw:layer="layout" svg:width="1.905cm" svg:height="0.962cm" svg:x="8.937cm" svg:y="7.975cm">
          <draw:text-box>
            <text:p>ja</text:p>
          </draw:text-box>
        </draw:frame>
        <draw:connector draw:style-name="gr9" draw:text-style-name="P4" draw:layer="layout" draw:type="lines" svg:x1="7.592cm" svg:y1="2.587cm" svg:x2="3.772cm" svg:y2="6.365cm" draw:start-shape="id1" draw:start-glue-point="6" draw:end-shape="id3" draw:end-glue-point="4" svg:d="M7592 2587v502l-3820 2774v502" svg:viewBox="0 0 3821 3779">
          <text:p/>
        </draw:connector>
        <draw:connector draw:style-name="gr10" draw:text-style-name="P4" draw:layer="layout" draw:type="lines" svg:x1="11.317cm" svg:y1="7.925cm" svg:x2="9.74cm" svg:y2="12.092cm" draw:start-shape="id2" draw:start-glue-point="8" draw:end-shape="id4" svg:d="M11317 7925v501l-1076 3666h-501" svg:viewBox="0 0 1578 4168">
          <text:p/>
        </draw:connector>
        <draw:connector draw:style-name="gr11" draw:text-style-name="P4" draw:layer="layout" draw:type="lines" svg:x1="3.772cm" svg:y1="7.596cm" svg:x2="5.445cm" svg:y2="12.092cm" draw:start-shape="id3" draw:start-glue-point="6" draw:end-shape="id4" svg:d="M3772 7596v501l1171 3995h502" svg:viewBox="0 0 1674 449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3T10:47:54.574566381</meta:creation-date>
    <dc:date>2021-08-05T14:11:19.028391520</dc:date>
    <meta:editing-duration>PT1H26M47S</meta:editing-duration>
    <meta:editing-cycles>14</meta:editing-cycles>
    <meta:generator>LibreOffice/7.0.6.2$Linux_X86_64 LibreOffice_project/00$Build-2</meta:generator>
    <meta:document-statistic meta:object-count="12"/>
  </office:meta>
</office:document-meta>
</file>